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#009900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18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0" style:family="table-cell" style:parent-style-name="Default" style:data-style-name="N2">
      <style:table-cell-properties style:rotation-angle="0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25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26" style:family="table-cell" style:parent-style-name="Default">
      <style:table-cell-properties fo:background-color="#ffffff" fo:border="none"/>
    </style:style>
    <style:style style:name="ce2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NVESTMENT MANAGEMENT UNDER TAX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tock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Number</text:p>
          </table:table-cell>
          <table:table-cell table:style-name="ce11" office:value-type="string">
            <text:p>Stock</text:p>
          </table:table-cell>
          <table:table-cell table:style-name="ce14" office:value-type="string">
            <text:p>Number of Shares</text:p>
          </table:table-cell>
          <table:table-cell table:style-name="ce11" office:value-type="string">
            <text:p>Price Purchased Last Year</text:p>
          </table:table-cell>
          <table:table-cell table:style-name="ce11" office:value-type="string">
            <text:p>Current Price</text:p>
          </table:table-cell>
          <table:table-cell table:style-name="ce23" office:value-type="string">
            <text:p>Next Year Price Estimate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15" office:value-type="float" office:value="150">
            <text:p>150</text:p>
          </table:table-cell>
          <table:table-cell table:style-name="ce20" office:value-type="float" office:value="15.68">
            <text:p>15.68</text:p>
          </table:table-cell>
          <table:table-cell table:style-name="ce21" office:value-type="float" office:value="31.8">
            <text:p>31.80</text:p>
          </table:table-cell>
          <table:table-cell table:style-name="ce24" office:value-type="float" office:value="29.5">
            <text:p>29.5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22.1">
            <text:p>22.10</text:p>
          </table:table-cell>
          <table:table-cell table:style-name="ce21" office:value-type="float" office:value="24.28">
            <text:p>24.28</text:p>
          </table:table-cell>
          <table:table-cell table:style-name="ce24" office:value-type="float" office:value="26.31">
            <text:p>26.31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30.39">
            <text:p>30.39</text:p>
          </table:table-cell>
          <table:table-cell table:style-name="ce21" office:value-type="float" office:value="32.5">
            <text:p>32.50</text:p>
          </table:table-cell>
          <table:table-cell table:style-name="ce24" office:value-type="float" office:value="34.55">
            <text:p>34.5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14.16">
            <text:p>14.16</text:p>
          </table:table-cell>
          <table:table-cell table:style-name="ce24" office:value-type="float" office:value="15.23">
            <text:p>15.23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40.55">
            <text:p>40.55</text:p>
          </table:table-cell>
          <table:table-cell table:style-name="ce21" office:value-type="float" office:value="50.99">
            <text:p>50.99</text:p>
          </table:table-cell>
          <table:table-cell table:style-name="ce24" office:value-type="float" office:value="62.43">
            <text:p>62.43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18.58">
            <text:p>18.58</text:p>
          </table:table-cell>
          <table:table-cell table:style-name="ce21" office:value-type="float" office:value="24.17">
            <text:p>24.17</text:p>
          </table:table-cell>
          <table:table-cell table:style-name="ce24" office:value-type="float" office:value="26.68">
            <text:p>26.68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22.54">
            <text:p>22.54</text:p>
          </table:table-cell>
          <table:table-cell table:style-name="ce21" office:value-type="float" office:value="23.67">
            <text:p>23.67</text:p>
          </table:table-cell>
          <table:table-cell table:style-name="ce24" office:value-type="float" office:value="23.85">
            <text:p>23.85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Pfizer</text:p>
          </table:table-cell>
          <table:table-cell table:style-name="ce16" office:value-type="float" office:value="150">
            <text:p>150</text:p>
          </table:table-cell>
          <table:table-cell table:style-name="ce22" office:value-type="float" office:value="24.84">
            <text:p>24.84</text:p>
          </table:table-cell>
          <table:table-cell table:style-name="ce22" office:value-type="float" office:value="28.77">
            <text:p>28.77</text:p>
          </table:table-cell>
          <table:table-cell table:style-name="ce25" office:value-type="float" office:value="31.66">
            <text:p>31.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tel cash</text:p>
          </table:table-cell>
          <table:table-cell table:formula="of:=[.E12]*50" office:value-type="float" office:value="1183.5">
            <text:p>1183.5</text:p>
          </table:table-cell>
          <table:table-cell table:number-columns-repeated="4"/>
        </table:table-row>
        <table:table-row table:style-name="ro1">
          <table:table-cell office:value-type="string">
            <text:p>Taxes 1</text:p>
          </table:table-cell>
          <table:table-cell table:formula="of:=[.B15]*0.01" office:value-type="float" office:value="11.835">
            <text:p>11.835</text:p>
          </table:table-cell>
          <table:table-cell table:number-columns-repeated="4"/>
        </table:table-row>
        <table:table-row table:style-name="ro1">
          <table:table-cell office:value-type="string">
            <text:p>Taxes 2</text:p>
          </table:table-cell>
          <table:table-cell table:formula="of:=0.3*50*([.E12]-[.D12])" office:value-type="float" office:value="16.95">
            <text:p>16.95</text:p>
          </table:table-cell>
          <table:table-cell table:number-columns-repeated="4"/>
        </table:table-row>
        <table:table-row table:style-name="ro2">
          <table:table-cell office:value-type="string">
            <text:p>Net cashflow</text:p>
          </table:table-cell>
          <table:table-cell table:formula="of:=[.B15]-[.B16]-[.B17]" office:value-type="float" office:value="1154.715">
            <text:p>1154.7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Decision Variables</text:p>
          </table:table-cell>
          <table:table-cell/>
          <table:table-cell office:value-type="string">
            <text:p>Sold shares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Yahoo!</text:p>
          </table:table-cell>
          <table:table-cell table:style-name="ce17" office:value-type="float" office:value="67.7232980559935">
            <text:p>67.723298056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18"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18"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Pfizer</text:p>
          </table:table-cell>
          <table:table-cell table:style-name="ce19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6" table:formula="of:=SUMPRODUCT(150-[.C21:.C28];[.F6:.F13])" office:value-type="float" office:value="26773.6627073482">
            <text:p>26773.662707348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2"/>
        </table:table-row>
        <table:table-row table:style-name="ro1">
          <table:table-cell table:style-name="ce7" office:value-type="string" table:number-columns-spanned="4" table:number-rows-spanned="1">
            <text:p>Nonnegativ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table:number-columns-spanned="4" table:number-rows-spanned="1">
            <text:p>Can't sell more than you have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9" office:value-type="string">
            <text:p>Yahoo!</text:p>
          </table:table-cell>
          <table:table-cell table:style-name="ce13" table:formula="of:=[.C21]" office:value-type="float" office:value="67.7232980559935">
            <text:p>67.723298056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General Electric</text:p>
          </table:table-cell>
          <table:table-cell table:style-name="ce13" table:formula="of:=[.C22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Microsoft</text:p>
          </table:table-cell>
          <table:table-cell table:style-name="ce13" table:formula="of:=[.C23]" office:value-type="float" office:value="150">
            <text:p>15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Bank of America</text:p>
          </table:table-cell>
          <table:table-cell table:style-name="ce13" table:formula="of:=[.C24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JPMorgan Chase</text:p>
          </table:table-cell>
          <table:table-cell table:style-name="ce13" table:formula="of:=[.C25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Cisco Systems, Inc</text:p>
          </table:table-cell>
          <table:table-cell table:style-name="ce13" table:formula="of:=[.C26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Intel</text:p>
          </table:table-cell>
          <table:table-cell table:style-name="ce13" table:formula="of:=[.C27]" office:value-type="float" office:value="150">
            <text:p>15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fizer</text:p>
          </table:table-cell>
          <table:table-cell table:style-name="ce13" table:formula="of:=[.C28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ay home</text:p>
          </table:table-cell>
          <table:table-cell table:style-name="ce13" table:formula="of:=SUMPRODUCT([.C21:.C28];[.E6:.E13])*0.99-0.3*SUMPRODUCT([.C21:.C28];([.E6:.E13]-[.D6:.D13]))" office:value-type="float" office:value="10000">
            <text:p>10000</text:p>
          </table:table-cell>
          <table:table-cell table:style-name="ce13" office:value-type="string">
            <text:p>&gt;=</text:p>
          </table:table-cell>
          <table:table-cell table:style-name="ce13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um of sold shares</text:p>
          </table:table-cell>
          <table:table-cell table:formula="of:=SUM([.C21:.C28])" office:value-type="float" office:value="367.723298055993">
            <text:p>367.7232980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straints</text:p>
          </table:table-cell>
          <table:table-cell table:number-columns-repeated="5"/>
        </table:table-row>
      </table:table>
      <table:table table:name="adj investem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NVESTMENT MANAGEMENT UNDER TAX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tock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Number</text:p>
          </table:table-cell>
          <table:table-cell table:style-name="ce11" office:value-type="string">
            <text:p>Stock</text:p>
          </table:table-cell>
          <table:table-cell table:style-name="ce14" office:value-type="string">
            <text:p>Number of Shares</text:p>
          </table:table-cell>
          <table:table-cell table:style-name="ce11" office:value-type="string">
            <text:p>Price Purchased Last Year</text:p>
          </table:table-cell>
          <table:table-cell table:style-name="ce11" office:value-type="string">
            <text:p>Current Price</text:p>
          </table:table-cell>
          <table:table-cell table:style-name="ce23" office:value-type="string">
            <text:p>Next Year Price Estimate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15" office:value-type="float" office:value="150">
            <text:p>150</text:p>
          </table:table-cell>
          <table:table-cell table:style-name="ce20" office:value-type="float" office:value="15.68">
            <text:p>15.68</text:p>
          </table:table-cell>
          <table:table-cell table:style-name="ce21" office:value-type="float" office:value="31.8">
            <text:p>31.80</text:p>
          </table:table-cell>
          <table:table-cell table:style-name="ce24" office:value-type="float" office:value="29.5">
            <text:p>29.5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22.1">
            <text:p>22.10</text:p>
          </table:table-cell>
          <table:table-cell table:style-name="ce21" office:value-type="float" office:value="24.28">
            <text:p>24.28</text:p>
          </table:table-cell>
          <table:table-cell table:style-name="ce24" office:value-type="float" office:value="26.31">
            <text:p>26.31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30.39">
            <text:p>30.39</text:p>
          </table:table-cell>
          <table:table-cell table:style-name="ce21" office:value-type="float" office:value="32.5">
            <text:p>32.50</text:p>
          </table:table-cell>
          <table:table-cell table:style-name="ce24" office:value-type="float" office:value="34.55">
            <text:p>34.5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14.16">
            <text:p>14.16</text:p>
          </table:table-cell>
          <table:table-cell table:style-name="ce24" office:value-type="float" office:value="15.23">
            <text:p>15.23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40.55">
            <text:p>40.55</text:p>
          </table:table-cell>
          <table:table-cell table:style-name="ce21" office:value-type="float" office:value="50.99">
            <text:p>50.99</text:p>
          </table:table-cell>
          <table:table-cell table:style-name="ce24" office:value-type="float" office:value="62.43">
            <text:p>62.43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18.58">
            <text:p>18.58</text:p>
          </table:table-cell>
          <table:table-cell table:style-name="ce21" office:value-type="float" office:value="24.17">
            <text:p>24.17</text:p>
          </table:table-cell>
          <table:table-cell table:style-name="ce24" office:value-type="float" office:value="26.68">
            <text:p>26.68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22.54">
            <text:p>22.54</text:p>
          </table:table-cell>
          <table:table-cell table:style-name="ce21" office:value-type="float" office:value="23.67">
            <text:p>23.67</text:p>
          </table:table-cell>
          <table:table-cell table:style-name="ce24" office:value-type="float" office:value="23.85">
            <text:p>23.85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Pfizer</text:p>
          </table:table-cell>
          <table:table-cell table:style-name="ce16" office:value-type="float" office:value="150">
            <text:p>150</text:p>
          </table:table-cell>
          <table:table-cell table:style-name="ce22" office:value-type="float" office:value="24.84">
            <text:p>24.84</text:p>
          </table:table-cell>
          <table:table-cell table:style-name="ce22" office:value-type="float" office:value="28.77">
            <text:p>28.77</text:p>
          </table:table-cell>
          <table:table-cell table:style-name="ce25" office:value-type="float" office:value="31.66">
            <text:p>31.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tel cash</text:p>
          </table:table-cell>
          <table:table-cell table:formula="of:=[.E12]*50" office:value-type="float" office:value="1183.5">
            <text:p>1183.5</text:p>
          </table:table-cell>
          <table:table-cell table:number-columns-repeated="4"/>
        </table:table-row>
        <table:table-row table:style-name="ro1">
          <table:table-cell office:value-type="string">
            <text:p>Taxes 1</text:p>
          </table:table-cell>
          <table:table-cell table:formula="of:=[.B15]*0.01" office:value-type="float" office:value="11.835">
            <text:p>11.835</text:p>
          </table:table-cell>
          <table:table-cell table:number-columns-repeated="4"/>
        </table:table-row>
        <table:table-row table:style-name="ro1">
          <table:table-cell office:value-type="string">
            <text:p>Taxes 2</text:p>
          </table:table-cell>
          <table:table-cell table:formula="of:=0.3*50*([.E12]-[.D12])" office:value-type="float" office:value="16.95">
            <text:p>16.95</text:p>
          </table:table-cell>
          <table:table-cell table:number-columns-repeated="4"/>
        </table:table-row>
        <table:table-row table:style-name="ro2">
          <table:table-cell office:value-type="string">
            <text:p>Net cashflow</text:p>
          </table:table-cell>
          <table:table-cell table:formula="of:=[.B15]-[.B16]-[.B17]" office:value-type="float" office:value="1154.715">
            <text:p>1154.7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Decision Variables</text:p>
          </table:table-cell>
          <table:table-cell/>
          <table:table-cell office:value-type="string">
            <text:p>Sold shares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Yahoo!</text:p>
          </table:table-cell>
          <table:table-cell table:style-name="ce17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18" office:value-type="float" office:value="75">
            <text:p>75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18" office:value-type="float" office:value="75">
            <text:p>75</text:p>
          </table:table-cell>
          <table:table-cell table:number-columns-repeated="3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18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18" office:value-type="float" office:value="75">
            <text:p>75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Pfizer</text:p>
          </table:table-cell>
          <table:table-cell table:style-name="ce19" office:value-type="float" office:value="54.3501151875415">
            <text:p>54.35011518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bjective: Maximize total profit</text:p>
          </table:table-cell>
          <table:table-cell table:number-columns-repeated="5"/>
        </table:table-row>
        <table:table-row table:style-name="ro1">
          <table:table-cell table:style-name="ce6" table:formula="of:=SUMPRODUCT(150-[.C21:.C28];[.F6:.F13])" office:value-type="float" office:value="26507.5253531624">
            <text:p>26507.525353162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2"/>
        </table:table-row>
        <table:table-row table:style-name="ro1">
          <table:table-cell table:style-name="ce7" office:value-type="string" table:number-columns-spanned="4" table:number-rows-spanned="1">
            <text:p>Nonnegativ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table:number-columns-spanned="4" table:number-rows-spanned="1">
            <text:p>Can't sell more than you have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9" office:value-type="string">
            <text:p>Yahoo!</text:p>
          </table:table-cell>
          <table:table-cell table:style-name="ce13" table:formula="of:=[.C21]" office:value-type="float" office:value="100">
            <text:p>100</text:p>
          </table:table-cell>
          <table:table-cell table:style-name="ce13" office:value-type="string">
            <text:p>&lt;=</text:p>
          </table:table-cell>
          <table:table-cell table:style-name="ce13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General Electric</text:p>
          </table:table-cell>
          <table:table-cell table:style-name="ce13" table:formula="of:=[.C22]" office:value-type="float" office:value="75">
            <text:p>75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Microsoft</text:p>
          </table:table-cell>
          <table:table-cell table:style-name="ce13" table:formula="of:=[.C23]" office:value-type="float" office:value="75">
            <text:p>75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Bank of America</text:p>
          </table:table-cell>
          <table:table-cell table:style-name="ce13" table:formula="of:=[.C24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string">
            <text:p>JPMorgan Chase</text:p>
          </table:table-cell>
          <table:table-cell table:style-name="ce13" table:formula="of:=[.C25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Cisco Systems, Inc</text:p>
          </table:table-cell>
          <table:table-cell table:style-name="ce13" table:formula="of:=[.C26]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ntel</text:p>
          </table:table-cell>
          <table:table-cell table:style-name="ce13" table:formula="of:=[.C27]" office:value-type="float" office:value="75">
            <text:p>75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fizer</text:p>
          </table:table-cell>
          <table:table-cell table:style-name="ce13" table:formula="of:=[.C28]" office:value-type="float" office:value="54.3501151875415">
            <text:p>54.3501151875</text:p>
          </table:table-cell>
          <table:table-cell table:style-name="ce13" office:value-type="string">
            <text:p>&lt;=</text:p>
          </table:table-cell>
          <table:table-cell table:style-name="ce13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Pay home</text:p>
          </table:table-cell>
          <table:table-cell table:style-name="ce13" table:formula="of:=SUMPRODUCT([.C21:.C28];[.E6:.E13])*0.99-0.3*SUMPRODUCT([.C21:.C28];([.E6:.E13]-[.D6:.D13]))" office:value-type="float" office:value="10000">
            <text:p>10000</text:p>
          </table:table-cell>
          <table:table-cell table:style-name="ce13" office:value-type="string">
            <text:p>&gt;=</text:p>
          </table:table-cell>
          <table:table-cell table:style-name="ce13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um of sold shares</text:p>
          </table:table-cell>
          <table:table-cell table:formula="of:=SUM([.C21:.C28])" office:value-type="float" office:value="379.350115187541">
            <text:p>379.35011518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straints</text:p>
          </table:table-cell>
          <table:table-cell table:number-columns-repeated="5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2"/>
        </table:table-row>
        <table:table-row table:style-name="ro1" table:number-rows-repeated="6">
          <table:table-cell table:style-name="ce27" table:number-columns-repeated="4"/>
          <table:table-cell table:number-columns-repeated="2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1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4-05-11T21:21:11</dc:date>
    <meta:editing-duration>PT5H35M52S</meta:editing-duration>
    <meta:editing-cycles>5</meta:editing-cycles>
    <meta:generator>OpenOffice/4.1.0$Unix OpenOffice.org_project/410m18$Build-9764</meta:generator>
    <dc:creator>Anton Le</dc:creator>
    <meta:document-statistic meta:table-count="4" meta:cell-count="274" meta:object-count="0"/>
  </office:meta>
</office:document-meta>
</file>